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مفاهیم نرم‌افزار آزاد</text:p>
      <text:p text:style-name="P5">انگیزه‌ها</text:p>
      <text:p text:style-name="P1"><text:tab/><text:span text:style-name="T2">سیستم‌عامل </text:span>گنو/لینوکس و توزیع‌های آن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مراحل نصب دبیان گنو/لینوکس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1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</text:p>
      <text:p text:style-name="P1"><text:tab/>نرم‌افزارهای دسته‌ی Accessories</text:p>
      <text:p text:style-name="P1"><text:tab/>بازی‌ها</text:p>
      <text:p text:style-name="P1"><text:soft-page-break/><text:tab/>نرم‌افزارهای گرافیک</text:p>
      <text:p text:style-name="P1"><text:tab/>نرم‌افزارهای دسته‌ی اینترنت</text:p>
      <text:p text:style-name="P1"><text:tab/>نرم‌افزارهای اداری</text:p>
      <text:p text:style-name="P1"><text:tab/>نرم‌افزارهای صدا و تصویر</text:p>
      <text:p text:style-name="P1"><text:tab/>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کاربرها، گروه‌ها و مدیریت آنها</text:p>
      <text:p text:style-name="P1"><text:tab/>فایل‌سیستم و FHS</text:p>
      <text:p text:style-name="P1"><text:tab/>پردازش‌ها</text:p>
      <text:p text:style-name="P1"><text:tab/>دستورهای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نصب و تنظیمات دستگاه‌ها (کارت گرافیک، پرینتر و اسکنر)</text:p>
      <text:p text:style-name="P1">۷- Daemons &amp; Runlevels</text:p>
      <text:p text:style-name="P1">۸- نصب و مدیریت بسته‌های نرم‌افزاری</text:p>
      <text:p text:style-name="P1">۹- ساختار X-Window</text:p>
      <text:p text:style-name="P1">۱۰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0T22:07:36</dc:date>
    <dc:creator>Mostafa Moradian</dc:creator>
    <meta:editing-duration>PT13H51M56S</meta:editing-duration>
    <meta:editing-cycles>168</meta:editing-cycles>
    <meta:generator>LibreOffice/3.3$Linux LibreOffice_project/330m19$Build-202</meta:generator>
    <meta:document-statistic meta:table-count="0" meta:image-count="0" meta:object-count="0" meta:page-count="2" meta:paragraph-count="60" meta:word-count="255" meta:character-count="1335"/>
  </office:meta>
</office:document-meta>
</file>